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Standard">
      <style:text-properties officeooo:paragraph-rsid="0ce45be1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cec0708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7fc8a"/>
    </style:style>
    <style:style style:name="P73" style:family="paragraph" style:parent-style-name="Standard">
      <style:text-properties officeooo:paragraph-rsid="0db9eb25"/>
    </style:style>
    <style:style style:name="P74" style:family="paragraph" style:parent-style-name="Footnote">
      <style:text-properties officeooo:paragraph-rsid="04473353"/>
    </style:style>
    <style:style style:name="P75" style:family="paragraph" style:parent-style-name="Footnote">
      <style:text-properties officeooo:paragraph-rsid="0bf8351d"/>
    </style:style>
    <style:style style:name="P76" style:family="paragraph" style:parent-style-name="Footnote">
      <style:text-properties officeooo:paragraph-rsid="0cf7e116"/>
    </style:style>
    <style:style style:name="P77" style:family="paragraph" style:parent-style-name="Footnote">
      <style:text-properties officeooo:paragraph-rsid="0cfb8404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paragraph-rsid="0d87a9cd"/>
    </style:style>
    <style:style style:name="P80" style:family="paragraph" style:parent-style-name="Footnote">
      <style:text-properties officeooo:paragraph-rsid="0d898ef6"/>
    </style:style>
    <style:style style:name="P81" style:family="paragraph" style:parent-style-name="Footnote">
      <style:text-properties officeooo:rsid="043ccc66" officeooo:paragraph-rsid="0d9d9794"/>
    </style:style>
    <style:style style:name="P82" style:family="paragraph" style:parent-style-name="Footnote">
      <style:text-properties officeooo:rsid="043ccc66" officeooo:paragraph-rsid="0d9de831"/>
    </style:style>
    <style:style style:name="P8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0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9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1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2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3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4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45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46" style:family="text">
      <style:text-properties fo:color="#000000" style:font-name="Ubuntu1" fo:font-size="12pt" style:font-size-asian="12pt" style:font-size-complex="12pt"/>
    </style:style>
    <style:style style:name="T347" style:family="text">
      <style:text-properties fo:color="#000000" style:font-name="Ubuntu1" fo:font-size="12pt" officeooo:rsid="004804ae" style:font-size-asian="12pt" style:font-size-complex="12pt"/>
    </style:style>
    <style:style style:name="T348" style:family="text">
      <style:text-properties fo:color="#000000" style:font-name="Ubuntu1" fo:font-size="12pt" officeooo:rsid="0bac438a" style:font-size-asian="12pt" style:font-size-complex="12pt"/>
    </style:style>
    <style:style style:name="T349" style:family="text">
      <style:text-properties fo:color="#000000" style:text-underline-style="none" officeooo:rsid="0588721b" style:font-size-asian="12pt" style:font-size-complex="12pt"/>
    </style:style>
    <style:style style:name="T35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2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8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8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8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9" style:family="text">
      <style:text-properties style:use-window-font-color="true"/>
    </style:style>
    <style:style style:name="T40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officeooo:rsid="047da547"/>
    </style:style>
    <style:style style:name="T421" style:family="text">
      <style:text-properties officeooo:rsid="047fb57c"/>
    </style:style>
    <style:style style:name="T422" style:family="text">
      <style:text-properties officeooo:rsid="047da547"/>
    </style:style>
    <style:style style:name="T423" style:family="text">
      <style:text-properties officeooo:rsid="01657261" style:font-size-asian="12pt" style:font-size-complex="12pt"/>
    </style:style>
    <style:style style:name="T424" style:family="text">
      <style:text-properties officeooo:rsid="00bddfbe" style:font-size-asian="12pt" style:font-size-complex="12pt"/>
    </style:style>
    <style:style style:name="T425" style:family="text">
      <style:text-properties officeooo:rsid="04473353"/>
    </style:style>
    <style:style style:name="T426" style:family="text">
      <style:text-properties fo:font-weight="normal" officeooo:rsid="0d53468e" style:font-weight-asian="normal" style:font-weight-complex="normal"/>
    </style:style>
    <style:style style:name="T42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8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9" style:family="text">
      <style:text-properties officeooo:rsid="050aa1f1"/>
    </style:style>
    <style:style style:name="T430" style:family="text">
      <style:text-properties officeooo:rsid="05903285"/>
    </style:style>
    <style:style style:name="T431" style:family="text">
      <style:text-properties officeooo:rsid="0594b105"/>
    </style:style>
    <style:style style:name="T432" style:family="text">
      <style:text-properties officeooo:rsid="0a6f0a69"/>
    </style:style>
    <style:style style:name="T433" style:family="text">
      <style:text-properties officeooo:rsid="0aace3cd"/>
    </style:style>
    <style:style style:name="T434" style:family="text">
      <style:text-properties officeooo:rsid="0b952edb"/>
    </style:style>
    <style:style style:name="T435" style:family="text">
      <style:text-properties fo:font-size="8pt" style:font-size-asian="8pt" style:font-size-complex="8pt" loext:padding="0.049cm" loext:border="0.31pt solid #000000"/>
    </style:style>
    <style:style style:name="T436" style:family="text">
      <style:text-properties officeooo:rsid="0394a435"/>
    </style:style>
    <style:style style:name="T437" style:family="text">
      <style:text-properties officeooo:rsid="0be4091b"/>
    </style:style>
    <style:style style:name="T438" style:family="text">
      <style:text-properties officeooo:rsid="0bf888a9"/>
    </style:style>
    <style:style style:name="T439" style:family="text">
      <style:text-properties officeooo:rsid="0cf7e116"/>
    </style:style>
    <style:style style:name="T440" style:family="text">
      <style:text-properties officeooo:rsid="0d1ec96e"/>
    </style:style>
    <style:style style:name="T441" style:family="text">
      <style:text-properties officeooo:rsid="0d52ea33"/>
    </style:style>
    <style:style style:name="T442" style:family="text">
      <style:text-properties officeooo:rsid="0e425964"/>
    </style:style>
    <style:style style:name="T443" style:family="text">
      <style:text-properties officeooo:rsid="0d8f970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21" form:id="control2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2" form:id="control2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5" form:id="control2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4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312">C</text:span></text:span><text:span text:style-name="Strong_20_Emphasis"><text:span text:style-name="T307">hecklist voor </text:span></text:span><text:span text:style-name="Strong_20_Emphasis"><text:span text:style-name="T317">de installatie</text:span></text:span><text:span text:style-name="Strong_20_Emphasis"><text:span text:style-name="T307"> van </text:span></text:span><text:reference-mark-start text:name="Distributie"/><text:span text:style-name="Strong_20_Emphasis"><text:span text:style-name="T310">Ubuntu</text:span></text:span><text:reference-mark-end text:name="Distributie"/><text:span text:style-name="Strong_20_Emphasis"><text:span text:style-name="T310"> </text:span></text:span><text:reference-mark-start text:name="Versie"/><text:span text:style-name="Strong_20_Emphasis"><text:span text:style-name="T316">20</text:span></text:span><text:span text:style-name="Strong_20_Emphasis"><text:span text:style-name="T315">.04</text:span></text:span><text:reference-mark-end text:name="Versie"/><text:span text:style-name="Strong_20_Emphasis"><text:span text:style-name="T308"> </text:span></text:span><text:span text:style-name="Strong_20_Emphasis"><text:span text:style-name="T321">LTS</text:span></text:span><text:span text:style-name="Strong_20_Emphasis"><text:span text:style-name="T308"><text:note text:id="ftn1" text:note-class="footnote"><text:note-citation>1</text:note-citation><text:note-body><text:p text:style-name="P75"><text:span text:style-name="T436">Deze versie </text:span><text:span text:style-name="T437">20.04 </text:span><text:span text:style-name="T436">heeft codenaam Focal Fossa (focal) en is een zogenaamde LTS-versie (Long-Term Support, langetermijnondersteuning). <text:s/>Een LTS-versie verschijnt iedere twee jaar </text:span><text:span text:style-name="T441">in </text:span><text:span text:style-name="T436">april (deze in april 2020) en wordt vanaf vrijgave </text:span><text:span text:style-name="T356">vijf</text:span><text:span text:style-name="T436"> jaar ondersteund</text:span><text:span text:style-name="T432"> </text:span><text:span text:style-name="T436">(</text:span><text:span text:style-name="T438">updates </text:span><text:span text:style-name="T436">tot april 2025</text:span><text:span text:style-name="T432">)</text:span><text:span text:style-name="T436">.</text:span></text:p></text:note-body></text:note></text:span></text:span><text:span text:style-name="Strong_20_Emphasis"><text:span text:style-name="T321"> </text:span></text:span><text:reference-mark-start text:name="Editie"/><text:span text:style-name="Strong_20_Emphasis"><text:span text:style-name="T309">desktop</text:span></text:span><text:reference-mark-end text:name="Editie"/><text:span text:style-name="Strong_20_Emphasis"><text:span text:style-name="T311">.</text:span></text:span></text:p>
      <text:p text:style-name="P8"/>
      <text:p text:style-name="P58"><text:span text:style-name="T16">Kijk op</text:span><text:span text:style-name="T307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7"> </text:span><text:span text:style-name="T400">voor</text:span><text:span text:style-name="T401"> </text:span><text:span text:style-name="T402">deze en andere </text:span><text:span text:style-name="T17">checklists, scripts, </text:span><text:span text:style-name="T69">en informatie</text:span><text:span text:style-name="T17">.</text:span></text:p>
      <text:p text:style-name="P19"/>
      <text:p text:style-name="P44"><text:span text:style-name="T193">D</text:span><text:span text:style-name="T192">it is een invulbare PD</text:span><text:span text:style-name="T194">F</text:span><text:span text:style-name="T192"> met tekst- en keuzevakken; </text:span><text:span text:style-name="T195">a</text:span><text:span text:style-name="T192">fdrukken is niet noodzakelijk.</text:span></text:p>
      <text:p text:style-name="P9"/>
      <text:p text:style-name="P9">V<text:span text:style-name="T421">ul de waarden in het tekstvak achter de </text:span><text:span text:style-name="Definition"><text:span text:style-name="T422">schuingedrukte</text:span></text:span> <text:span text:style-name="T422">woorden </text:span><text:span text:style-name="T420">(zie toelichting)</text:span><text:span text:style-name="T422">:</text:span></text:p>
      <text:p text:style-name="P4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<text:tab/><text:tab/></text:span></text:span><text:span text:style-name="Definition"><text:span text:style-name="T399"> <text:tab/><text:tab/></text:span></text:span><text:span text:style-name="T406"><draw:control text:anchor-type="as-char" svg:y="-0.429cm" draw:z-index="21" draw:name="Gebruiker" draw:style-name="gr2" draw:text-style-name="P90" svg:width="6.061cm" svg:height="0.6cm" draw:control="control22"><svg:title>Gebruiker</svg:title><svg:desc>Volledige naam, bijv. Jan Stek</svg:desc></draw:control></text:span><text:span text:style-name="T406"><text:tab/></text:span><text:span text:style-name="T407">(</text:span><text:span text:style-name="T417">volledige naam, bijv. </text:span><text:span text:style-name="T419">Karel Kamer</text:span><text:span text:style-name="T418">)</text:span></text:p>
      <text:p text:style-name="Standard"><text:span text:style-name="Definition"><text:span text:style-name="T404">g</text:span></text:span><text:span text:style-name="Definition"><text:span text:style-name="T403">ebruikersnaam<text:tab/><text:tab/></text:span></text:span><text:span text:style-name="Definition"><text:span text:style-name="T403"><draw:control text:anchor-type="as-char" svg:y="-0.429cm" draw:z-index="22" draw:name="Gberuikersnaam" draw:style-name="gr2" draw:text-style-name="P90" svg:width="6.061cm" svg:height="0.6cm" draw:control="control23"><svg:title>Gebruikersnaam</svg:title><svg:desc>Korte naam, bijv. jan</svg:desc></draw:control></text:span></text:span><text:span text:style-name="Definition"><text:span text:style-name="T403"><text:tab/></text:span></text:span><text:span text:style-name="T3">(korte naam, bijv. </text:span><text:span text:style-name="T338">karel</text:span><text:span text:style-name="T3">)</text:span></text:p>
      <text:p text:style-name="P2"><text:span text:style-name="Definition"><text:span text:style-name="T414">c</text:span></text:span><text:span text:style-name="Definition"><text:span text:style-name="T413">omputernaam<text:tab/><text:tab/></text:span></text:span><text:span text:style-name="Definition"><text:span text:style-name="T406"><draw:control text:anchor-type="as-char" svg:y="-0.429cm" draw:z-index="23" draw:name="Computernaam" draw:style-name="gr2" draw:text-style-name="P90" svg:width="6.061cm" svg:height="0.6cm" draw:control="control24"><svg:title>Computernaam</svg:title><svg:desc>Unieke naam van de computer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unieke naam van de compute</text:span></text:span><text:span text:style-name="Definition"><text:span text:style-name="T409">r</text:span></text:span><text:span text:style-name="Definition"><text:span text:style-name="T410">)</text:span></text:span></text:p>
      <text:p text:style-name="P2"><text:span text:style-name="Definition"><text:span text:style-name="T404">o</text:span></text:span><text:span text:style-name="Definition"><text:span text:style-name="T403">pstartmenu</text:span></text:span><text:span text:style-name="Definition"><text:span text:style-name="T406"><text:tab/><text:tab/><text:tab/></text:span></text:span><text:span text:style-name="Definition"><text:span text:style-name="T406"><draw:control text:anchor-type="as-char" svg:y="-0.429cm" draw:z-index="24" draw:name="Opstartmenu" draw:style-name="gr2" draw:text-style-name="P90" svg:width="6.061cm" svg:height="0.6cm" draw:control="control25"><svg:title>Opstartmenu</svg:title><svg:desc>Toets voor het opstartmenu ("bootmenu")</svg:desc></draw:control></text:span></text:span><text:span text:style-name="Definition"><text:span text:style-name="T406"><text:tab/></text:span></text:span><text:span text:style-name="Definition"><text:span text:style-name="T410">(</text:span></text:span><text:span text:style-name="Definition"><text:span text:style-name="T408">to</text:span></text:span><text:span text:style-name="Definition"><text:span text:style-name="T411">ets voor het opstartmedium</text:span></text:span><text:span text:style-name="Definition"><text:span text:style-name="T412">)</text:span></text:span></text:p>
      <text:p text:style-name="P2"><text:span text:style-name="Definition"><text:span text:style-name="T415">i</text:span></text:span><text:span text:style-name="Definition"><text:span text:style-name="T416">nstellingen</text:span></text:span><text:span text:style-name="T410"><text:tab/><text:tab/> <text:tab/></text:span><text:span text:style-name="T410"><draw:control text:anchor-type="as-char" svg:y="-0.429cm" draw:z-index="20" draw:name="Instellingen" draw:style-name="gr2" draw:text-style-name="P90" svg:width="6.061cm" svg:height="0.6cm" draw:control="control21"><svg:title>Instellingen</svg:title><svg:desc>Toets voor het BIOS/UEFI-scherm ("setup")</svg:desc></draw:control></text:span><text:span text:style-name="T410"><text:tab/>(</text:span><text:span text:style-name="T408">toets voor het BIOS/UEFI-scherm</text:span><text:span text:style-name="T410">)</text:span></text:p>
      <text:p text:style-name="P3"><text:span text:style-name="T327">Vervang </text:span><text:span text:style-name="Definition"><text:span text:style-name="T14">schuingedrukte</text:span></text:span><text:span text:style-name="T327"> </text:span><text:span text:style-name="T328">woorden </text:span><text:span text:style-name="T327">in deze checklist door </text:span><text:span text:style-name="T328">boven</text:span><text:span text:style-name="T327">staande waarden.</text:span></text:p>
      <text:p text:style-name="P10"/>
      <text:p text:style-name="P1"><text:span text:style-name="Strong_20_Emphasis"><text:span text:style-name="T322"/></text:span></text:p>
      <text:p text:style-name="P66"><text:span text:style-name="Strong_20_Emphasis"><text:span text:style-name="T140"><draw:control text:anchor-type="as-char" draw:z-index="31" draw:name="Vorm3_1" draw:style-name="gr1" draw:text-style-name="P89" svg:width="0.35cm" svg:height="0.35cm" draw:control="control32"/></text:span></text:span><text:span text:style-name="Strong_20_Emphasis"><text:span text:style-name="T138"><text:tab/></text:span></text:span><text:span text:style-name="T323">Nog niet op Linux?<text:tab/></text:span><text:span text:style-name="T350"></text:span><text:span text:style-name="T329"> </text:span><text:span text:style-name="T330">G</text:span><text:span text:style-name="T324">ebruik </text:span><text:span text:style-name="Strong_20_Emphasis"><text:span text:style-name="T360">Checklist migratie</text:span></text:span><text:span text:style-name="T32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5"> onder </text:span><text:span text:style-name="T335">Linux</text:span><text:span text:style-name="T326">.</text:span></text:p>
      <text:p text:style-name="P67"><draw:control text:anchor-type="as-char" draw:z-index="32" draw:name="Vorm3_2" draw:style-name="gr1" draw:text-style-name="P89" svg:width="0.35cm" svg:height="0.35cm" draw:control="control33"/><text:span text:style-name="Strong_20_Emphasis"><text:span text:style-name="T138"><text:tab/></text:span></text:span><text:span text:style-name="T331">Nieuwe installatie?<text:tab/></text:span><text:span text:style-name="T351"></text:span><text:span text:style-name="T334"><text:tab/></text:span><text:span text:style-name="T333">B</text:span><text:span text:style-name="T331">egin bij hoofdstuk </text:span><text:span text:style-name="T336"><text:bookmark-ref text:reference-format="page" text:ref-name="__RefNumPara__4009_1271708128">2</text:bookmark-ref></text:span><text:span text:style-name="T331"><text:s text:c="2"/></text:span><text:span text:style-name="T337"><text:bookmark-ref text:reference-format="text" text:ref-name="__RefNumPara__4009_1271708128">Installatie uitvoeren</text:bookmark-ref></text:span><text:span text:style-name="T332">.</text:span></text:p>
      <text:p text:style-name="P5"/>
      <text:list xml:id="list2232283375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25252966512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1"><draw:control text:anchor-type="as-char" draw:z-index="30" draw:name="Vorm3_0" draw:style-name="gr1" draw:text-style-name="P89" svg:width="0.35cm" svg:height="0.35cm" draw:control="control3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81"><text:span text:style-name="User_20_Entry"><text:span text:style-name="T234">E</text:span></text:span><text:span text:style-name="User_20_Entry"><text:span text:style-name="T240">v</text:span></text:span><text:span text:style-name="User_20_Entry"><text:span text:style-name="T241">en</text:span></text:span><text:span text:style-name="User_20_Entry"><text:span text:style-name="T300">t</text:span></text:span><text:span text:style-name="User_20_Entry"><text:span text:style-name="T301">uele </text:span></text:span><text:span text:style-name="User_20_Entry"><text:span text:style-name="T302">extra gebruikers aanmelden</text:span></text:span><text:span text:style-name="User_20_Entry"><text:span text:style-name="T239">, zoek en start </text:span></text:span><text:span text:style-name="User_20_Entry"><text:span text:style-name="T244">Installatiemenu</text:span></text:span><text:span text:style-name="Strong_20_Emphasis"><text:span text:style-name="T293"> </text:span></text:span><text:span text:style-name="User_20_Entry"><text:span text:style-name="T239">en </text:span></text:span><text:span text:style-name="User_20_Entry"><text:span text:style-name="T238">kies </text:span></text:span><text:span text:style-name="User_20_Entry"><text:span text:style-name="T243">4 </text:span></text:span><text:span text:style-name="User_20_Entry"><text:span text:style-name="T242">Gebruiker inrichten</text:span></text:span><text:span text:style-name="User_20_Entry"><text:span text:style-name="T238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32525659476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</table:table-row>
        <table:table-row table:style-name="TableLine9432525654024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7">Terminalvenster</text:span></text:span><text:span text:style-name="Strong_20_Emphasis"><text:span text:style-name="T84"> met toetscombinatie <text:line-break/></text:span></text:span><text:span text:style-name="Strong_20_Emphasis"><text:span text:style-name="T233">Ctrl</text:span></text:span><text:span text:style-name="Strong_20_Emphasis"><text:span text:style-name="T232"> </text:span></text:span><text:span text:style-name="Strong_20_Emphasis"><text:span text:style-name="T233">Alt</text:span></text:span><text:span text:style-name="Strong_20_Emphasis"><text:span text:style-name="T232"> </text:span></text:span><text:span text:style-name="Strong_20_Emphasis"><text:span text:style-name="T233">T</text:span></text:span><text:span text:style-name="Strong_20_Emphasis"><text:span text:style-name="T110">.</text:span></text:span></text:p>
          </table:table-cell>
        </table:table-row>
        <table:table-row table:style-name="TableLine94325256602672">
          <table:table-cell table:style-name="_31_._5f_Installatie_5f_voorbereiden.A1" office:value-type="string">
            <text:p text:style-name="P68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3">Enter</text:span></text:span><text:span text:style-name="Strong_20_Emphasis"><text:span text:style-name="T84">-toets:<text:line-break/></text:span></text:span><text:span text:style-name="User_20_Entry"><text:span text:style-name="T305">wget karelzimmer.nl/</text:span></text:span><text:span text:style-name="User_20_Entry"><text:span text:style-name="T306">kz</text:span></text:span><text:span text:style-name="User_20_Entry"><text:span text:style-name="T305"><text:line-break/>bash </text:span></text:span><text:span text:style-name="User_20_Entry"><text:span text:style-name="T306">kz</text:span></text:span></text:p>
          </table:table-cell>
        </table:table-row>
        <table:table-row table:style-name="TableLine94325256581440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325256579136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39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31">Super</text:span></text:span><text:span text:style-name="Strong_20_Emphasis"><text:span text:style-name="T96">-toets</text:span></text:span><text:span text:style-name="Strong_20_Emphasis"><text:span text:style-name="T303"><text:note text:id="ftn3" text:note-class="footnote"><text:note-citation>3</text:note-citation><text:note-body><text:p text:style-name="P76"><text:span text:style-name="T352">D</text:span>e <text:span text:style-name="T435">Super</text:span>-toets <text:span text:style-name="T352">is </text:span>de Windows<text:span text:style-name="T439">-</text:span><text:span text:style-name="T434">toets</text:span>, <text:span text:style-name="T439">C</text:span>ommand-<text:span text:style-name="T434">toets</text:span>, of <text:span text:style-name="T439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69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3">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96">.</text:span></text:span></text:p>
          </table:table-cell>
        </table:table-row>
        <table:table-row table:style-name="TableLine94325256479552">
          <table:table-cell table:style-name="_31_._5f_Installatie_5f_voorbereiden.A1" office:value-type="string">
            <text:p text:style-name="P69"><text:span text:style-name="Strong_20_Emphasis"><text:span text:style-name="T98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7">1</text:span></text:span><text:span text:style-name="Strong_20_Emphasis"><text:span text:style-name="T283"> </text:span></text:span><text:span text:style-name="Strong_20_Emphasis"><text:span text:style-name="T284">In</text:span></text:span><text:span text:style-name="Strong_20_Emphasis"><text:span text:style-name="T288">stallatie voorbereiden</text:span></text:span><text:span text:style-name="Strong_20_Emphasis"><text:span text:style-name="T97"> </text:span></text:span><text:span text:style-name="Strong_20_Emphasis"><text:span text:style-name="T124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/>
      <text:list xml:id="list94553043675957" text:continue-numbering="true" text:style-name="L1">
        <text:list-item>
          <text:p text:style-name="P8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2525671790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46">Start de computer op vanaf </text:span><text:span text:style-name="T347">een </text:span><text:span text:style-name="T347"><text:reference-ref text:reference-format="text" text:ref-name="Distributie">Ubuntu</text:reference-ref></text:span><text:span text:style-name="T347"><text:s/></text:span><text:span text:style-name="T346"><text:reference-ref text:reference-format="text" text:ref-name="Versie">20.04</text:reference-ref></text:span><text:span text:style-name="T200"><text:s/></text:span><text:span text:style-name="T200"><text:reference-ref text:reference-format="text" text:ref-name="Editie">desktop</text:reference-ref></text:span><text:span text:style-name="T200"><text:s/>Live</text:span><text:span text:style-name="T200"><text:note text:id="ftn4" text:note-class="footnote"><text:note-citation>1</text:note-citation><text:note-body><text:p text:style-name="P74"><text:span text:style-name="T425">Vanaf ee</text:span>n Live <text:span text:style-name="T433">USB-stick of </text:span><text:span text:style-name="T355">C</text:span><text:span text:style-name="T433">D</text:span><text:span text:style-name="T6"> </text:span>kunt <text:span text:style-name="T425">u opstarten en</text:span> met <text:reference-ref text:reference-format="text" text:ref-name="Distributie">Ubuntu</text:reference-ref><text:s/>werken zonder deze te installeren.</text:p></text:note-body></text:note></text:span><text:span text:style-name="T200"> </text:span><text:span text:style-name="T203">USB-stick</text:span><text:span text:style-name="T203"><text:note text:id="ftn5" text:note-class="footnote"><text:note-citation>2</text:note-citation><text:note-body><text:p text:style-name="P78"><text:span text:style-name="Strong_20_Emphasis"><text:span text:style-name="T214">Download </text:span></text:span><text:span text:style-name="Strong_20_Emphasis"><text:span text:style-name="T208">een </text:span></text:span><text:span text:style-name="Strong_20_Emphasis"><text:span text:style-name="T218">Desktop </text:span></text:span><text:span text:style-name="Strong_20_Emphasis"><text:span text:style-name="T229">CD</text:span></text:span><text:span text:style-name="Strong_20_Emphasis"><text:span text:style-name="T213"> vanaf </text:span></text:span><text:a xlink:type="simple" xlink:href="http://nl.releases.ubuntu.com/" text:style-name="Internet_20_link" text:visited-style-name="Visited_20_Internet_20_Link"><text:span text:style-name="Strong_20_Emphasis"><text:span text:style-name="T428">nl.releases.ubuntu.com</text:span></text:span></text:a><text:span text:style-name="Strong_20_Emphasis"><text:span text:style-name="T213">, </text:span></text:span><text:span text:style-name="Strong_20_Emphasis"><text:span text:style-name="T226">kies </text:span></text:span><text:span text:style-name="Strong_20_Emphasis"><text:span text:style-name="T237">Ubuntu 20.04... LTS (Focal Fossa)</text:span></text:span><text:span text:style-name="Strong_20_Emphasis"><text:span text:style-name="T226">, </text:span></text:span><text:span text:style-name="Strong_20_Emphasis"><text:span text:style-name="T209">en </text:span></text:span><text:span text:style-name="Strong_20_Emphasis"><text:span text:style-name="T214">plaats </text:span></text:span><text:span text:style-name="Strong_20_Emphasis"><text:span text:style-name="T208">een USB-stick </text:span></text:span><text:span text:style-name="Strong_20_Emphasis"><text:span text:style-name="T230">va</text:span></text:span><text:span text:style-name="Strong_20_Emphasis"><text:span text:style-name="T224">n </text:span></text:span><text:span text:style-name="Strong_20_Emphasis"><text:span text:style-name="T207">min</text:span></text:span><text:span text:style-name="Strong_20_Emphasis"><text:span text:style-name="T225">imaal</text:span></text:span><text:span text:style-name="Strong_20_Emphasis"><text:span text:style-name="T207"> </text:span></text:span><text:span text:style-name="Strong_20_Emphasis"><text:span text:style-name="T215">4</text:span></text:span><text:span text:style-name="Strong_20_Emphasis"><text:span text:style-name="T207"> GB. <text:line-break/></text:span></text:span><text:span text:style-name="Strong_20_Emphasis"><text:span text:style-name="T228">Zoek</text:span></text:span><text:span text:style-name="Strong_20_Emphasis"><text:span text:style-name="T207"> </text:span></text:span><text:span text:style-name="Strong_20_Emphasis"><text:span text:style-name="T236">opst</text:span></text:span><text:span text:style-name="Strong_20_Emphasis"><text:span text:style-name="T207"> en klik op het pictogram van</text:span></text:span><text:span text:style-name="Strong_20_Emphasis"><text:span text:style-name="T210"> </text:span></text:span><text:span text:style-name="Strong_20_Emphasis"><text:span text:style-name="T235">Opstartschijf aanmaken</text:span></text:span><text:span text:style-name="Strong_20_Emphasis"><text:span text:style-name="T217">, </text:span></text:span><text:span text:style-name="Strong_20_Emphasis"><text:span text:style-name="T223">o</text:span></text:span><text:span text:style-name="Strong_20_Emphasis"><text:span text:style-name="T208">f </text:span></text:span><text:span text:style-name="Strong_20_Emphasis"><text:span text:style-name="T211">gebruik </text:span></text:span><text:span text:style-name="Strong_20_Emphasis"><text:span text:style-name="T204">het programma balenaEtche</text:span></text:span><text:span text:style-name="Strong_20_Emphasis"><text:span text:style-name="T212">r</text:span></text:span><text:span text:style-name="Strong_20_Emphasis"><text:span text:style-name="T204"> </text:span></text:span><text:span text:style-name="Strong_20_Emphasis"><text:span text:style-name="T205">(</text:span></text:span><text:a xlink:type="simple" xlink:href="https://www.balena.io/etcher/" text:style-name="Internet_20_link" text:visited-style-name="Visited_20_Internet_20_Link"><text:span text:style-name="Strong_20_Emphasis"><text:span text:style-name="T427">etcher.io</text:span></text:span></text:a><text:span text:style-name="Strong_20_Emphasis"><text:span text:style-name="T205">); </text:span></text:span><text:span text:style-name="Strong_20_Emphasis"><text:span text:style-name="T204">balenaEtche</text:span></text:span><text:span text:style-name="Strong_20_Emphasis"><text:span text:style-name="T212">r</text:span></text:span><text:span text:style-name="Strong_20_Emphasis"><text:span text:style-name="T219"> is</text:span></text:span><text:span text:style-name="Strong_20_Emphasis"><text:span text:style-name="T205"> </text:span></text:span><text:span text:style-name="Strong_20_Emphasis"><text:span text:style-name="T208">beschikbaar voor </text:span></text:span><text:span text:style-name="Strong_20_Emphasis"><text:span text:style-name="T220">Windows, </text:span></text:span><text:span text:style-name="Strong_20_Emphasis"><text:span text:style-name="T221">OS X</text:span></text:span><text:span text:style-name="Strong_20_Emphasis"><text:span text:style-name="T204">, </text:span></text:span><text:span text:style-name="Strong_20_Emphasis"><text:span text:style-name="T205">en </text:span></text:span><text:span text:style-name="Strong_20_Emphasis"><text:span text:style-name="T222">GNU/</text:span></text:span><text:span text:style-name="Strong_20_Emphasis"><text:span text:style-name="T204">Linux</text:span></text:span><text:span text:style-name="Strong_20_Emphasis"><text:span text:style-name="T206">.</text:span></text:span></text:p></text:note-body></text:note></text:span><text:span text:style-name="T203"> of </text:span><text:span text:style-name="T199">C</text:span><text:span text:style-name="T203">D</text:span><text:span text:style-name="T203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0">.</text:span></text:p>
            <text:p text:style-name="P27"><text:span text:style-name="T201">Opstartmenu/</text:span><text:span text:style-name="T202">boot menu</text:span><text:span text:style-name="T201"> </text:span><text:span text:style-name="T200">via </text:span><text:span text:style-name="Definition"><text:span text:style-name="T423">opstartmenu</text:span></text:span><text:span text:style-name="T200">, </text:span><text:span text:style-name="T201">instellingen/</text:span><text:span text:style-name="T202">setup</text:span><text:span text:style-name="T200"> via </text:span><text:span text:style-name="Definition"><text:span text:style-name="T423">instellingen</text:span></text:span><text:span text:style-name="T200">.</text:span></text:p>
          </table:table-cell>
        </table:table-row>
        <table:table-row table:style-name="TableLine94325256806608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3" draw:name="Vorm10" draw:style-name="gr1" draw:text-style-name="P8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8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6">Enter</text:span></text:span><text:span text:style-name="Strong_20_Emphasis"><text:span text:style-name="T65">-toets.</text:span></text:span></text:p>
          </table:table-cell>
        </table:table-row>
        <table:table-row table:style-name="TableLine9432525702734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1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12"><text:span text:style-name="T348">Kies </text:span><text:span text:style-name="T339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7">Enter</text:span></text:span><text:span text:style-name="Strong_20_Emphasis"><text:span text:style-name="T135">-toets</text:span></text:span><text:span text:style-name="T348">.</text:span></text:p>
          </table:table-cell>
        </table:table-row>
        <table:table-row table:style-name="TableLine943252570108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2" draw:style-name="gr1" draw:text-style-name="P89" svg:width="0.35cm" svg:height="0.35cm" draw:control="control6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2">Wel</text:span></text:span><text:span text:style-name="Strong_20_Emphasis"><text:span text:style-name="T294">k</text:span></text:span><text:span text:style-name="Strong_20_Emphasis"><text:span text:style-name="T257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4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32525701216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146">O</text:span></text:span><text:span text:style-name="Strong_20_Emphasis"><text:span text:style-name="T147">p </text:span></text:span><text:span text:style-name="Strong_20_Emphasis"><text:span text:style-name="T148">het </text:span></text:span><text:span text:style-name="Strong_20_Emphasis"><text:span text:style-name="T149">scherm </text:span></text:span><text:span text:style-name="Strong_20_Emphasis"><text:span text:style-name="T250">Toetsenbord</text:span></text:span><text:span text:style-name="Strong_20_Emphasis"><text:span text:style-name="T251">indeling</text:span></text:span><text:span text:style-name="Strong_20_Emphasis"><text:span text:style-name="T149"> </text:span></text:span><text:span text:style-name="Strong_20_Emphasis"><text:span text:style-name="T150">controleer </text:span></text:span><text:span text:style-name="Strong_20_Emphasis"><text:span text:style-name="T151">de </text:span></text:span><text:span text:style-name="Strong_20_Emphasis"><text:span text:style-name="T161">te gebruiken </text:span></text:span><text:span text:style-name="Strong_20_Emphasis"><text:span text:style-name="T150">toetsenbordindeling </text:span></text:span><text:span text:style-name="Strong_20_Emphasis"><text:span text:style-name="T152">en </text:span></text:span><text:span text:style-name="Strong_20_Emphasis"><text:span text:style-name="T146">klik </text:span></text:span><text:span text:style-name="Strong_20_Emphasis"><text:span text:style-name="T149">op </text:span></text:span><text:span text:style-name="Strong_20_Emphasis"><text:span text:style-name="T189">Verder</text:span></text:span><text:span text:style-name="Strong_20_Emphasis"><text:span text:style-name="T149">.</text:span></text:span></text:p>
          </table:table-cell>
        </table:table-row>
        <table:table-row table:style-name="TableLine9432525704240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49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325257042656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3">Bijgewerkte pakketten en andere programmatuur</text:span></text:span><text:span text:style-name="Strong_20_Emphasis"><text:span text:style-name="T247"> </text:span></text:span><text:span text:style-name="T16">klik op 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32525704291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325257043168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16" draw:style-name="gr1" draw:text-style-name="P89" svg:width="0.35cm" svg:height="0.35cm" draw:control="control7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8">Installatietype</text:span></text:span><text:span text:style-name="Strong_20_Emphasis"><text:span text:style-name="T143"> </text:span></text:span><text:span text:style-name="Strong_20_Emphasis"><text:span text:style-name="T154">selecteer</text:span></text:span><text:span text:style-name="Strong_20_Emphasis"><text:span text:style-name="T144"> </text:span></text:span><text:span text:style-name="Strong_20_Emphasis"><text:span text:style-name="T362">het gewenste </text:span></text:span><text:span text:style-name="Strong_20_Emphasis"><text:span text:style-name="T383">Installatie type</text:span></text:span><text:span text:style-name="Strong_20_Emphasis"><text:span text:style-name="T362">.</text:span></text:span></text:p>
          </table:table-cell>
        </table:table-row>
        <table:table-row table:style-name="TableLine94325257043424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Emphasis"><text:span text:style-name="T397">Aa</text:span></text:span><text:span text:style-name="Emphasis"><text:span text:style-name="T398">nbevolen</text:span></text:span><text:span text:style-name="Strong_20_Emphasis"><text:span text:style-name="T374"> wordt om </text:span></text:span><text:span text:style-name="Strong_20_Emphasis"><text:span text:style-name="T378">te klikken op </text:span></text:span><text:span text:style-name="Strong_20_Emphasis"><text:span text:style-name="T396">Geavanceerde functies</text:span></text:span><text:span text:style-name="Strong_20_Emphasis"><text:span text:style-name="T378">, en</text:span></text:span><text:span text:style-name="Strong_20_Emphasis"><text:span text:style-name="T374"> </text:span></text:span><text:span text:style-name="Strong_20_Emphasis"><text:span text:style-name="T378">selecteer <text:line-break/></text:span></text:span><text:span text:style-name="Strong_20_Emphasis"><text:span text:style-name="T394">LVM gebruiken bij de nieuwe installatie van Ubuntu</text:span></text:span><text:span text:style-name="Strong_20_Emphasis"><text:span text:style-name="T374">, </text:span></text:span><text:span text:style-name="Strong_20_Emphasis"><text:span text:style-name="T378">en vink aan <text:line-break/></text:span></text:span><text:span text:style-name="Strong_20_Emphasis"><text:span text:style-name="T394">De nieuwe installatie van Ubuntu versleutelen voor de </text:span></text:span><text:span text:style-name="Strong_20_Emphasis"><text:span text:style-name="T395">veiligheid</text:span></text:span><text:span text:style-name="Strong_20_Emphasis"><text:span text:style-name="T375">.</text:span></text:span></text:p>
          </table:table-cell>
        </table:table-row>
        <table:table-row table:style-name="TableLine94325257043680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65"><text:span text:style-name="Strong_20_Emphasis"><text:span text:style-name="T377">K</text:span></text:span><text:span text:style-name="Strong_20_Emphasis"><text:span text:style-name="T19">lik op </text:span></text:span><text:span text:style-name="Strong_20_Emphasis"><text:span text:style-name="T261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0">I</text:span></text:span><text:span text:style-name="Strong_20_Emphasis"><text:span text:style-name="T191">nstalle</text:span></text:span><text:span text:style-name="Strong_20_Emphasis"><text:span text:style-name="T190">e</text:span></text:span><text:span text:style-name="Strong_20_Emphasis"><text:span text:style-name="T191">r </text:span></text:span><text:span text:style-name="Strong_20_Emphasis"><text:span text:style-name="T190">nu</text:span></text:span><text:span text:style-name="Strong_20_Emphasis"><text:span text:style-name="T19">.</text:span></text:span></text:p>
          </table:table-cell>
        </table:table-row>
        <table:table-row table:style-name="TableLine94325257043936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, 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3">k</text:span></text:span><text:span text:style-name="Strong_20_Emphasis"><text:span text:style-name="T362">lik op </text:span></text:span><text:span text:style-name="Strong_20_Emphasis"><text:span text:style-name="T383">I</text:span></text:span><text:span text:style-name="Strong_20_Emphasis"><text:span text:style-name="T384">nstalle</text:span></text:span><text:span text:style-name="Strong_20_Emphasis"><text:span text:style-name="T383">e</text:span></text:span><text:span text:style-name="Strong_20_Emphasis"><text:span text:style-name="T384">r </text:span></text:span><text:span text:style-name="Strong_20_Emphasis"><text:span text:style-name="T383">nu</text:span></text:span><text:span text:style-name="Strong_20_Emphasis"><text:span text:style-name="T362">.</text:span></text:span></text:p>
          </table:table-cell>
        </table:table-row>
        <table:table-row table:style-name="TableLine94325257044192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8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6">Verder</text:span></text:span><text:span text:style-name="Strong_20_Emphasis"><text:span text:style-name="T19">.</text:span></text:span></text:p>
          </table:table-cell>
        </table:table-row>
        <table:table-row table:style-name="TableLine94325257044448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32525704470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7" draw:name="Vorm19" draw:style-name="gr1" draw:text-style-name="P89" svg:width="0.35cm" svg:height="0.35cm" draw:control="control8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0">O</text:span></text:span><text:span text:style-name="Strong_20_Emphasis"><text:span text:style-name="T365">p </text:span></text:span><text:span text:style-name="Strong_20_Emphasis"><text:span text:style-name="T366">het </text:span></text:span><text:span text:style-name="Strong_20_Emphasis"><text:span text:style-name="T367">scherm </text:span></text:span><text:span text:style-name="Strong_20_Emphasis"><text:span text:style-name="T392">Waar bevindt u zich?</text:span></text:span><text:span text:style-name="Strong_20_Emphasis"><text:span text:style-name="T367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70">klik </text:span></text:span><text:span text:style-name="Strong_20_Emphasis"><text:span text:style-name="T367">op </text:span></text:span><text:span text:style-name="Strong_20_Emphasis"><text:span text:style-name="T385">Verder</text:span></text:span><text:span text:style-name="Strong_20_Emphasis"><text:span text:style-name="T367">.</text:span></text:span></text:p>
          </table:table-cell>
        </table:table-row>
        <table:table-row table:style-name="TableLine94325257044960">
          <table:table-cell table:style-name="_32_._5f_Installatie_5f_uitvoeren.A1" office:value-type="string">
            <text:p text:style-name="P39"><text:span text:style-name="Strong_20_Emphasis"/></text:p>
          </table:table-cell>
          <table:table-cell table:style-name="_32_._5f_Installatie_5f_uitvoeren.A1" office:value-type="string">
            <text:p text:style-name="P7"><text:span text:style-name="T390">Op </text:span><text:span text:style-name="T387">het </text:span><text:span text:style-name="T385">scherm </text:span><text:span text:style-name="Strong_20_Emphasis"><text:span text:style-name="T392">Wie bent u?</text:span></text:span><text:span text:style-name="T385"> </text:span><text:span text:style-name="T390">vul </text:span><text:span text:style-name="T388">in </text:span><text:span text:style-name="Strong_20_Emphasis"><text:span text:style-name="T391">Uw n</text:span></text:span><text:span text:style-name="Strong_20_Emphasis"><text:span text:style-name="T386">aam</text:span></text:span><text:span text:style-name="Strong_20_Emphasis"><text:span text:style-name="T364"> </text:span></text:span><text:span text:style-name="Definition"><text:span text:style-name="T424">gebruiker</text:span></text:span><text:span text:style-name="Strong_20_Emphasis"><text:span text:style-name="T368">, <text:line-break/></text:span></text:span><text:span text:style-name="Strong_20_Emphasis"><text:span text:style-name="T386">Naam </text:span></text:span><text:span text:style-name="Strong_20_Emphasis"><text:span text:style-name="T391">van uw </text:span></text:span><text:span text:style-name="Strong_20_Emphasis"><text:span text:style-name="T389">computer</text:span></text:span><text:span text:style-name="Definition"><text:span text:style-name="T4"> </text:span></text:span><text:span text:style-name="Definition"><text:span text:style-name="T424">computernaam</text:span></text:span><text:span text:style-name="Strong_20_Emphasis"><text:span text:style-name="T364">,<text:line-break/></text:span></text:span><text:span text:style-name="Strong_20_Emphasis"><text:span text:style-name="T391">Kies een g</text:span></text:span><text:span text:style-name="Strong_20_Emphasis"><text:span text:style-name="T389">ebruikersnaam</text:span></text:span><text:span text:style-name="Strong_20_Emphasis"><text:span text:style-name="T364"> </text:span></text:span><text:span text:style-name="Definition"><text:span text:style-name="T424">gebruikersnaam</text:span></text:span><text:span text:style-name="Strong_20_Emphasis"><text:span text:style-name="T364">,<text:line-break/></text:span></text:span><text:span text:style-name="Strong_20_Emphasis"><text:span text:style-name="T376">g</text:span></text:span><text:span text:style-name="Strong_20_Emphasis"><text:span text:style-name="T361">eef tweemaal een </text:span></text:span><text:span text:style-name="Strong_20_Emphasis"><text:span text:style-name="T382">wachtwoord</text:span></text:span><text:span text:style-name="Strong_20_Emphasis"><text:span text:style-name="T361">,</text:span></text:span><text:span text:style-name="Strong_20_Emphasis"><text:span text:style-name="T380"> </text:span></text:span><text:span text:style-name="Strong_20_Emphasis"><text:span text:style-name="T381">en</text:span></text:span><text:span text:style-name="Strong_20_Emphasis"><text:span text:style-name="T380"> </text:span></text:span><text:span text:style-name="Strong_20_Emphasis"><text:span text:style-name="T379">k</text:span></text:span><text:span text:style-name="Strong_20_Emphasis"><text:span text:style-name="T361">lik op </text:span></text:span><text:span text:style-name="Strong_20_Emphasis"><text:span text:style-name="T382">Verder</text:span></text:span><text:span text:style-name="Strong_20_Emphasis"><text:span text:style-name="T361">.</text:span></text:span></text:p>
          </table:table-cell>
        </table:table-row>
        <table:table-row table:style-name="TableLine9432525704521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2525704547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8" draw:name="Vorm21" draw:style-name="gr1" draw:text-style-name="P89" svg:width="0.35cm" svg:height="0.35cm" draw:control="control9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69">p het scherm </text:span></text:span><text:span text:style-name="Strong_20_Emphasis"><text:span text:style-name="T393">Installatie voltooid</text:span></text:span><text:span text:style-name="Strong_20_Emphasis"><text:span text:style-name="T369"> </text:span></text:span><text:span text:style-name="Strong_20_Emphasis"><text:span text:style-name="T371">klik </text:span></text:span><text:span text:style-name="Strong_20_Emphasis"><text:span text:style-name="T361">op </text:span></text:span><text:span text:style-name="Strong_20_Emphasis"><text:span text:style-name="T382">Nu herstarten</text:span></text:span><text:span text:style-name="Strong_20_Emphasis"><text:span text:style-name="T361">.</text:span></text:span></text:p>
          </table:table-cell>
        </table:table-row>
        <table:table-row table:style-name="TableLine943252570457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2525704598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9" draw:name="Vorm22" draw:style-name="gr1" draw:text-style-name="P8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5">Verwijder </text:span></text:span><text:span text:style-name="Strong_20_Emphasis"><text:span text:style-name="T156">het </text:span></text:span><text:span text:style-name="Strong_20_Emphasis"><text:span text:style-name="T155">installatiemedium (</text:span></text:span><text:span text:style-name="Strong_20_Emphasis"><text:span text:style-name="T157">USB-stick of </text:span></text:span><text:span text:style-name="Strong_20_Emphasis"><text:span text:style-name="T137">C</text:span></text:span><text:span text:style-name="Strong_20_Emphasis"><text:span text:style-name="T157">D</text:span></text:span><text:span text:style-name="Strong_20_Emphasis"><text:span text:style-name="T304"><text:note-ref text:note-class="footnote" text:reference-format="text" text:ref-name="ftn6">3</text:note-ref></text:span></text:span><text:span text:style-name="Strong_20_Emphasis"><text:span text:style-name="T155">) </text:span></text:span><text:span text:style-name="Strong_20_Emphasis"><text:span text:style-name="T158">en</text:span></text:span><text:span text:style-name="Strong_20_Emphasis"><text:span text:style-name="T155"> </text:span></text:span><text:span text:style-name="Strong_20_Emphasis"><text:span text:style-name="T142">druk </text:span></text:span><text:span text:style-name="Strong_20_Emphasis"><text:span text:style-name="T159">op</text:span></text:span><text:span text:style-name="Strong_20_Emphasis"><text:span text:style-name="T142"> </text:span></text:span><text:span text:style-name="Strong_20_Emphasis"><text:span text:style-name="T135">de </text:span></text:span><text:span text:style-name="Strong_20_Emphasis"><text:span text:style-name="T227">Enter</text:span></text:span><text:span text:style-name="Strong_20_Emphasis"><text:span text:style-name="T135">-toets</text:span></text:span><text:span text:style-name="Strong_20_Emphasis"><text:span text:style-name="T160">.</text:span></text:span></text:p>
          </table:table-cell>
        </table:table-row>
      </table:table>
      <text:p text:style-name="P26"><text:span text:style-name="Strong_20_Emphasis"><text:span text:style-name="T142"/></text:span></text:p>
      <text:list xml:id="list94551349123596" text:continue-numbering="true" text:style-name="L1">
        <text:list-item>
          <text:p text:style-name="P85"><text:span text:style-name="Strong_20_Emphasis"><text:span text:style-name="T262">Installatie </text:span></text:span><text:span text:style-name="Strong_20_Emphasis"><text:span text:style-name="T263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25256948448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0" draw:name="Vorm23" draw:style-name="gr1" draw:text-style-name="P89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92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6">Enter</text:span></text:span><text:span text:style-name="Strong_20_Emphasis"><text:span text:style-name="T65">-toets.</text:span></text:span></text:p>
          </table:table-cell>
        </table:table-row>
        <table:table-row table:style-name="TableLine943252569382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25257030768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1" draw:name="Vorm24" draw:style-name="gr1" draw:text-style-name="P89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252569475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3"/></text:span></text:p>
          </table:table-cell>
        </table:table-row>
        <table:table-row table:style-name="TableLine9432525723128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2" draw:name="Vorm25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3"> </text:span></text:span><text:span text:style-name="Strong_20_Emphasis"><text:span text:style-name="T255">Volgende</text:span></text:span><text:span text:style-name="Strong_20_Emphasis"><text:span text:style-name="T153">.</text:span></text:span></text:p>
          </table:table-cell>
        </table:table-row>
        <table:table-row table:style-name="TableLine94325257244160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6">Klaar om te beginnen </text:span></text:span><text:span text:style-name="Strong_20_Emphasis"><text:span text:style-name="T153">klik op </text:span></text:span><text:span text:style-name="Strong_20_Emphasis"><text:span text:style-name="T255">Vol</text:span></text:span><text:span text:style-name="Strong_20_Emphasis"><text:span text:style-name="T260">tooid</text:span></text:span><text:span text:style-name="Strong_20_Emphasis"><text:span text:style-name="T153">.</text:span></text:span></text:p>
          </table:table-cell>
        </table:table-row>
        <table:table-row table:style-name="TableLine94325257160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2525709195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3" draw:name="Vorm27" draw:style-name="gr1" draw:text-style-name="P89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2">gebruikers</text:span></text:span><text:span text:style-name="Strong_20_Emphasis"><text:span text:style-name="T246"> </text:span></text:span><text:span text:style-name="Strong_20_Emphasis"><text:span text:style-name="T145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31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77"><text:span text:style-name="T352">De </text:span><text:span text:style-name="T359">Super</text:span><text:span text:style-name="T352">-toets is de Windows</text:span><text:span text:style-name="T353">-</text:span><text:span text:style-name="T354">toets</text:span><text:span text:style-name="T352">, </text:span><text:span text:style-name="T353">C</text:span><text:span text:style-name="T352">ommand-</text:span><text:span text:style-name="T354">toets</text:span><text:span text:style-name="T352">, of </text:span><text:span text:style-name="T353">V</text:span><text:span text:style-name="T352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0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1">Gebruikers</text:span></text:span><text:span text:style-name="Strong_20_Emphasis"><text:span text:style-name="T107">.</text:span></text:span></text:p>
          </table:table-cell>
        </table:table-row>
        <table:table-row table:style-name="TableLine94325257114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32">Klik links</text:span></text:span><text:span text:style-name="Strong_20_Emphasis"><text:span text:style-name="T163"> </text:span></text:span><text:span text:style-name="Strong_20_Emphasis"><text:span text:style-name="T118">op </text:span></text:span><text:span text:style-name="Strong_20_Emphasis"><text:span text:style-name="T182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5">Gebruik</text:span></text:span><text:span text:style-name="Strong_20_Emphasis"><text:span text:style-name="T286">er</text:span></text:span><text:span text:style-name="Strong_20_Emphasis"><text:span text:style-name="T285"> toevoegen</text:span></text:span><text:span text:style-name="Strong_20_Emphasis"><text:span text:style-name="T119">.</text:span></text:span></text:p>
          </table:table-cell>
        </table:table-row>
        <table:table-row table:style-name="TableLine943252570999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70">Sluit </text:span></text:span><text:span text:style-name="Strong_20_Emphasis"><text:span text:style-name="T285">Gebruiker toevoegen</text:span></text:span><text:span text:style-name="Strong_20_Emphasis"><text:span text:style-name="T119">.</text:span></text:span></text:p>
          </table:table-cell>
        </table:table-row>
        <table:table-row table:style-name="TableLine943252571620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2525722124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39"><draw:control text:anchor-type="as-char" draw:z-index="26" draw:name="Vorm29_0" draw:style-name="gr1" draw:text-style-name="P89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1">Super</text:span></text:span><text:span text:style-name="Strong_20_Emphasis"><text:span text:style-name="T86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9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3">.</text:span></text:span></text:p>
          </table:table-cell>
        </table:table-row>
        <table:table-row table:style-name="TableLine94325257100960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8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6">Wijzigingen doorvoeren</text:span><text:span text:style-name="T126">.</text:span></text:p>
          </table:table-cell>
        </table:table-row>
        <table:table-row table:style-name="TableLine9432525712542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2525725240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4" draw:name="Vorm29" draw:style-name="gr1" draw:text-style-name="P89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1">Super</text:span></text:span><text:span text:style-name="Strong_20_Emphasis"><text:span text:style-name="T86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7">upd</text:span></text:span><text:span text:style-name="Strong_20_Emphasis"><text:span text:style-name="T178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6">Updatebeheer</text:span></text:span><text:span text:style-name="Strong_20_Emphasis"><text:span text:style-name="T86">.</text:span></text:span></text:p>
          </table:table-cell>
        </table:table-row>
        <table:table-row table:style-name="TableLine94325257251008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45">Als</text:span><text:span text:style-name="T341"> </text:span><text:span text:style-name="T342">er </text:span><text:span text:style-name="T341">updates beschikbaar zijn, k</text:span><text:span text:style-name="T343">lik op </text:span><text:span text:style-name="Strong_20_Emphasis"><text:span text:style-name="T349">Nu installeren</text:span></text:span><text:span text:style-name="T343">.</text:span></text:p>
          </table:table-cell>
        </table:table-row>
        <table:table-row table:style-name="TableLine94325257221984">
          <table:table-cell table:style-name="_33_._5f_Installatie_5f_afronden.A1" office:value-type="string">
            <text:p text:style-name="P40"><text:span text:style-name="Strong_20_Emphasis"><text:span text:style-name="T139"/></text:span></text:p>
          </table:table-cell>
          <table:table-cell table:style-name="_33_._5f_Installatie_5f_afronden.A1" office:value-type="string">
            <text:p text:style-name="P34"><text:span text:style-name="T344">A</text:span>ls <text:span text:style-name="Strong_20_Emphasis"><text:span text:style-name="T340">Updatebeheer </text:span></text:span>hierom vraagt, <text:span text:style-name="T429">h</text:span>erstart <text:span text:style-name="T430">de</text:span> computer <text:span text:style-name="T431">en daarna weer aanmelden als </text:span><text:span text:style-name="Definition"><text:span text:style-name="T8">gebruiker</text:span></text:span>.</text:p>
          </table:table-cell>
        </table:table-row>
        <table:table-row table:style-name="TableLine94325257222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25257223488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5" draw:name="Vorm4_1" draw:style-name="gr1" draw:text-style-name="P89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7">Terminalvenster</text:span></text:span><text:span text:style-name="Strong_20_Emphasis"><text:span text:style-name="T84"> met toetscombinatie <text:line-break/></text:span></text:span><text:span text:style-name="Strong_20_Emphasis"><text:span text:style-name="T233">Ctrl</text:span></text:span><text:span text:style-name="Strong_20_Emphasis"><text:span text:style-name="T232"> </text:span></text:span><text:span text:style-name="Strong_20_Emphasis"><text:span text:style-name="T233">Alt</text:span></text:span><text:span text:style-name="Strong_20_Emphasis"><text:span text:style-name="T232"> </text:span></text:span><text:span text:style-name="Strong_20_Emphasis"><text:span text:style-name="T233">T</text:span></text:span><text:span text:style-name="Strong_20_Emphasis"><text:span text:style-name="T110">. </text:span></text:span></text:p>
          </table:table-cell>
        </table:table-row>
        <table:table-row table:style-name="TableLine94325257224240">
          <table:table-cell table:style-name="_33_._5f_Installatie_5f_afronden.A1" office:value-type="string">
            <text:p text:style-name="P47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9"><text:span text:style-name="T440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3">Enter</text:span></text:span><text:span text:style-name="Strong_20_Emphasis"><text:span text:style-name="T84">-toets:<text:line-break/></text:span></text:span><text:span text:style-name="User_20_Entry"><text:span text:style-name="T305">wget karelzimmer.nl/</text:span></text:span><text:span text:style-name="User_20_Entry"><text:span text:style-name="T306">kz</text:span></text:span><text:span text:style-name="User_20_Entry"><text:span text:style-name="T305"><text:line-break/>bash </text:span></text:span><text:span text:style-name="User_20_Entry"><text:span text:style-name="T306">kz</text:span></text:span></text:p>
          </table:table-cell>
        </table:table-row>
        <table:table-row table:style-name="TableLine94325257224992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2525722574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5" draw:name="Vorm37" draw:style-name="gr1" draw:text-style-name="P89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31">Super</text:span></text:span><text:span text:style-name="Strong_20_Emphasis"><text:span text:style-name="T86">-toets</text:span></text:span><text:span text:style-name="Strong_20_Emphasis"><text:span text:style-name="T303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0">Installatiem</text:span></text:span><text:span text:style-name="Strong_20_Emphasis"><text:span text:style-name="T279">enu</text:span></text:span><text:span text:style-name="Strong_20_Emphasis"><text:span text:style-name="T83">.</text:span></text:span></text:p>
          </table:table-cell>
        </table:table-row>
        <table:table-row table:style-name="TableLine94325257226496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8">3</text:span></text:span><text:span text:style-name="Strong_20_Emphasis"><text:span text:style-name="T245"> </text:span></text:span><text:span text:style-name="Strong_20_Emphasis"><text:span text:style-name="T273">Installatie</text:span></text:span><text:span text:style-name="Strong_20_Emphasis"><text:span text:style-name="T274"> </text:span></text:span><text:span text:style-name="Strong_20_Emphasis"><text:span text:style-name="T275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5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80">De installatie kan nagelopen worden aan de hand van het bestand <text:span text:style-name="T426">/usr/local/etc/</text:span><text:span text:style-name="T358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25257227248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25257261648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39"><draw:control text:anchor-type="as-char" draw:z-index="27" draw:name="Vorm36" draw:style-name="gr1" draw:text-style-name="P89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94552370878009" text:continue-numbering="true" text:style-name="L1">
        <text:list-item>
          <text:p text:style-name="P86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25257189264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39"><draw:control text:anchor-type="as-char" draw:z-index="29" draw:name="Vorm40_1" draw:style-name="gr1" draw:text-style-name="P89" svg:width="0.35cm" svg:height="0.35cm" draw:control="control30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4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92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6">Enter</text:span></text:span><text:span text:style-name="Strong_20_Emphasis"><text:span text:style-name="T65">-toets.</text:span></text:span></text:p>
          </table:table-cell>
        </table:table-row>
        <table:table-row table:style-name="TableLine94325257338672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25257468320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39"><draw:control text:anchor-type="as-char" draw:z-index="28" draw:name="Vorm40_0" draw:style-name="gr1" draw:text-style-name="P89" svg:width="0.35cm" svg:height="0.35cm" draw:control="control29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25257468576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25257468832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6" draw:name="Vorm40" draw:style-name="gr1" draw:text-style-name="P89" svg:width="0.35cm" svg:height="0.35cm" draw:control="control17"/></text:span></text:span></text:p>
          </table:table-cell>
          <table:table-cell table:style-name="Tabel2.A1" office:value-type="string">
            <text:p text:style-name="P1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2"><text:span text:style-name="User_20_Entry"><text:span text:style-name="T234">E</text:span></text:span><text:span text:style-name="User_20_Entry"><text:span text:style-name="T240">v</text:span></text:span><text:span text:style-name="User_20_Entry"><text:span text:style-name="T241">en</text:span></text:span><text:span text:style-name="User_20_Entry"><text:span text:style-name="T300">t</text:span></text:span><text:span text:style-name="User_20_Entry"><text:span text:style-name="T301">uele </text:span></text:span><text:span text:style-name="User_20_Entry"><text:span text:style-name="T302">extra gebruikers aanmelden</text:span></text:span><text:span text:style-name="User_20_Entry"><text:span text:style-name="T239">, zoek en start </text:span></text:span><text:span text:style-name="User_20_Entry"><text:span text:style-name="T244">Installatiemenu</text:span></text:span><text:span text:style-name="Strong_20_Emphasis"><text:span text:style-name="T293"> </text:span></text:span><text:span text:style-name="User_20_Entry"><text:span text:style-name="T239">en </text:span></text:span><text:span text:style-name="User_20_Entry"><text:span text:style-name="T238">kies </text:span></text:span><text:span text:style-name="User_20_Entry"><text:span text:style-name="T243">4 </text:span></text:span><text:span text:style-name="User_20_Entry"><text:span text:style-name="T242">Gebruiker inrichten</text:span></text:span><text:span text:style-name="User_20_Entry"><text:span text:style-name="T238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71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78">4 </text:span></text:span><text:span text:style-name="T289">Gebruiker inrichten</text:span><text:span text:style-name="Strong_20_Emphasis"><text:span text:style-name="T271">, </text:span></text:span><text:span text:style-name="Strong_20_Emphasis"><text:span text:style-name="T272">en </text:span></text:span><text:span text:style-name="Strong_20_Emphasis"><text:span text:style-name="T298">v</text:span></text:span><text:span text:style-name="Strong_20_Emphasis"><text:span text:style-name="T271">olg de aanwijzingen op het scherm</text:span></text:span><text:span text:style-name="Strong_20_Emphasis"><text:span text:style-name="T271"><text:note text:id="ftn10" text:note-class="footnote"><text:note-citation>2</text:note-citation><text:note-body><text:p text:style-name="P79">Het inrichten kan nagelopen worden aan de hand van de bestanden <text:span text:style-name="T442">in </text:span><text:span text:style-name="T443">Persoonlijke </text:span><text:span text:style-name="T442">map -</text:span><text:span text:style-name="T443">&gt; </text:span><text:span text:style-name="T357">kz-s</text:span><text:span text:style-name="T442">etup.</text:span></text:p></text:note-body></text:note></text:span></text:span><text:span text:style-name="Strong_20_Emphasis"><text:span text:style-name="T271">.</text:span></text:span></text:p>
          </table:table-cell>
        </table:table-row>
        <table:table-row table:style-name="TableLine943252574690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2525746934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7" draw:name="Vorm44" draw:style-name="gr1" draw:text-style-name="P89" svg:width="0.35cm" svg:height="0.35cm" draw:control="control18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4">De nieuwe installatie van Ubuntu versleutelen voor de </text:span></text:span><text:span text:style-name="Strong_20_Emphasis"><text:span text:style-name="T258">veiligheid</text:span></text:span><text:span text:style-name="Strong_20_Emphasis"><text:span text:style-name="T23"> </text:span></text:span><text:span text:style-name="Strong_20_Emphasis"><text:span text:style-name="T292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7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3252574696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2525746985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8" draw:name="Vorm45" draw:style-name="gr1" draw:text-style-name="P89" svg:width="0.35cm" svg:height="0.35cm" draw:control="control19"/></text:span></text:span></text:p>
          </table:table-cell>
          <table:table-cell table:style-name="Tabel2.A1" office:value-type="string">
            <text:p text:style-name="P60"><text:span text:style-name="Strong_20_Emphasis"><text:span text:style-name="T267">Maak een </text:span></text:span><text:span text:style-name="Strong_20_Emphasis"><text:span text:style-name="T269">back-up</text:span></text:span><text:span text:style-name="Strong_20_Emphasis"><text:span text:style-name="T267"> </text:span></text:span><text:span text:style-name="Strong_20_Emphasis"><text:span text:style-name="T266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1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0">men</text:span></text:span><text:span text:style-name="Strong_20_Emphasis"><text:span text:style-name="T174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0">Installatie</text:span></text:span><text:span text:style-name="Strong_20_Emphasis"><text:span text:style-name="T281">m</text:span></text:span><text:span text:style-name="Strong_20_Emphasis"><text:span text:style-name="T279">enu</text:span></text:span><text:span text:style-name="Strong_20_Emphasis"><text:span text:style-name="T83">.</text:span></text:span></text:p>
          </table:table-cell>
        </table:table-row>
        <table:table-row table:style-name="TableLine94325257470112">
          <table:table-cell table:style-name="Tabel2.A1" office:value-type="string">
            <text:p text:style-name="P73"><text:span text:style-name="Strong_20_Emphasis"><text:span text:style-name="T98"/></text:span></text:p>
          </table:table-cell>
          <table:table-cell table:style-name="Tabel2.A1" office:value-type="string">
            <text:p text:style-name="P72"><text:span text:style-name="Strong_20_Emphasis"><text:span text:style-name="T296">K</text:span></text:span><text:span text:style-name="Strong_20_Emphasis"><text:span text:style-name="T267">ies</text:span></text:span><text:span text:style-name="Strong_20_Emphasis"><text:span text:style-name="T266"> </text:span></text:span><text:span text:style-name="Strong_20_Emphasis"><text:span text:style-name="T287">5</text:span></text:span><text:span text:style-name="Strong_20_Emphasis"><text:span text:style-name="T265"> </text:span></text:span><text:span text:style-name="Strong_20_Emphasis"><text:span text:style-name="T183">Opdrachtenmenu</text:span></text:span><text:span text:style-name="Strong_20_Emphasis"><text:span text:style-name="T121">, </text:span></text:span><text:span text:style-name="Strong_20_Emphasis"><text:span text:style-name="T299">kies</text:span></text:span><text:span text:style-name="Strong_20_Emphasis"><text:span text:style-name="T121"> </text:span></text:span><text:span text:style-name="Strong_20_Emphasis"><text:span text:style-name="T184">1 </text:span></text:span><text:span text:style-name="Strong_20_Emphasis"><text:span text:style-name="T185">Back-up</text:span></text:span><text:span text:style-name="Strong_20_Emphasis"><text:span text:style-name="T184"> </text:span></text:span><text:span text:style-name="Strong_20_Emphasis"><text:span text:style-name="T185">make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3">v</text:span></text:span><text:span text:style-name="Strong_20_Emphasis"><text:span text:style-name="T264">olg de aanwijzingen op het scherm.</text:span></text:span></text:p>
          </table:table-cell>
        </table:table-row>
        <table:table-row table:style-name="TableLine94325257470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2525747062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19" draw:name="Vorm48" draw:style-name="gr1" draw:text-style-name="P89" svg:width="0.35cm" svg:height="0.35cm" draw:control="control20"/></text:span></text:span></text:p>
          </table:table-cell>
          <table:table-cell table:style-name="Tabel2.A1" office:value-type="string">
            <text:p text:style-name="P63"><text:span text:style-name="Strong_20_Emphasis"><text:span text:style-name="T295">Plan automatische </text:span></text:span><text:span text:style-name="Strong_20_Emphasis"><text:span text:style-name="T297">reservekopieën</text:span></text:span><text:span text:style-name="Strong_20_Emphasis"><text:span text:style-name="T267"> </text:span></text:span><text:span text:style-name="Strong_20_Emphasis"><text:span text:style-name="T268">in </text:span></text:span><text:span text:style-name="Strong_20_Emphasis"><text:span text:style-name="T266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1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2">res</text:span></text:span><text:span text:style-name="Strong_20_Emphasis"><text:span text:style-name="T178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2">Reservekopieë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4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18">E</text:span><text:span text:style-name="T319">inde c</text:span><text:span text:style-name="T313">hecklist, </text:span><text:span text:style-name="T320">d</text:span><text:span text:style-name="T313">e installatie van </text:span><text:span text:style-name="T313"><text:reference-ref text:reference-format="text" text:ref-name="Distributie">Ubuntu</text:reference-ref></text:span><text:span text:style-name="T313"><text:s/></text:span><text:span text:style-name="T314"><text:reference-ref text:reference-format="text" text:ref-name="Versie">20.04</text:reference-ref></text:span><text:span text:style-name="T196"><text:s/></text:span><text:span text:style-name="T197">LTS</text:span><text:span text:style-name="T198"> </text:span><text:span text:style-name="T313"><text:reference-ref text:reference-format="text" text:ref-name="Editie">desktop</text:reference-ref></text:span><text:span text:style-name="T313"><text:s/>is voltooid.</text:span></text:p>
      <text:p text:style-name="P23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09:45:50.828357879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9:45:50.729297299</dc:date>
    <meta:keyword>Installatie</meta:keyword>
    <meta:keyword>Checklist</meta:keyword>
    <meta:keyword>Linux</meta:keyword>
    <meta:editing-cycles>6288</meta:editing-cycles>
    <meta:editing-duration>P11DT1H16M2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82" meta:character-count="6707" meta:non-whitespace-character-count="5747"/>
    <meta:user-defined meta:name="Info 1"/>
    <meta:user-defined meta:name="Info 2"/>
    <meta:user-defined meta:name="Info 3"/>
    <meta:user-defined meta:name="Info 4"/>
  </office:meta>
</office:document-meta>
</file>